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2"/>
    <style:style style:name="ce2" style:family="table-cell" style:parent-style-name="Default" style:data-style-name="N2"/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11"/>
    <style:style style:name="ce7" style:family="table-cell" style:parent-style-name="Default" style:data-style-name="N3"/>
    <style:style style:name="ce8" style:family="table-cell" style:parent-style-name="Default" style:data-style-name="N111">
      <style:text-properties style:font-name="Liberation Sans" style:font-name-asian="Droid Sans Fallback" style:font-name-complex="Lohit Hindi"/>
    </style:style>
    <style:style style:name="ce9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4"/>
        </table:table-row>
        <table:table-row table:style-name="ro2">
          <table:table-cell/>
          <table:table-cell office:value-type="string">
            <text:p>Impuls-echo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string">
            <text:p>klein</text:p>
          </table:table-cell>
          <table:table-cell office:value-type="string">
            <text:p>mittel </text:p>
          </table:table-cell>
          <table:table-cell office:value-type="string">
            <text:p>groß </text:p>
          </table:table-cell>
          <table:table-cell office:value-type="string">
            <text:p>acry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30.6">
            <text:p>30,6</text:p>
          </table:table-cell>
          <table:table-cell office:value-type="float" office:value="60.4">
            <text:p>60,4</text:p>
          </table:table-cell>
          <table:table-cell office:value-type="float" office:value="89.7">
            <text:p>89,7</text:p>
          </table:table-cell>
          <table:table-cell/>
          <table:table-cell office:value-type="float" office:value="39.6">
            <text:p>39,6</text:p>
          </table:table-cell>
          <table:table-cell table:formula="of:=80.5" office:value-type="float" office:value="80.5">
            <text:p>80,5</text:p>
          </table:table-cell>
          <table:table-cell office:value-type="float" office:value="120.7">
            <text:p>120,7</text:p>
          </table:table-cell>
          <table:table-cell office:value-type="float" office:value="77.3">
            <text:p>77,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29.9">
            <text:p>29,9</text:p>
          </table:table-cell>
          <table:table-cell office:value-type="float" office:value="59.7">
            <text:p>59,7</text:p>
          </table:table-cell>
          <table:table-cell office:value-type="float" office:value="88.8">
            <text:p>88,8</text:p>
          </table:table-cell>
          <table:table-cell/>
          <table:table-cell office:value-type="float" office:value="39.7">
            <text:p>39,7</text:p>
          </table:table-cell>
          <table:table-cell office:value-type="float" office:value="80.4">
            <text:p>80,4</text:p>
          </table:table-cell>
          <table:table-cell office:value-type="float" office:value="120.7">
            <text:p>120,7</text:p>
          </table:table-cell>
          <table:table-cell office:value-type="float" office:value="77.6">
            <text:p>77,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29.4">
            <text:p>29,4</text:p>
          </table:table-cell>
          <table:table-cell office:value-type="float" office:value="59.1">
            <text:p>59,1</text:p>
          </table:table-cell>
          <table:table-cell office:value-type="float" office:value="88.5">
            <text:p>88,5</text:p>
          </table:table-cell>
          <table:table-cell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6">
            <text:p>120,6</text:p>
          </table:table-cell>
          <table:table-cell office:value-type="float" office:value="77.5">
            <text:p>77,5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,5</text:p>
          </table:table-cell>
          <table:table-cell office:value-type="float" office:value="77.6">
            <text:p>77,6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urchschall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float" office:value="39.7">
            <text:p>39,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,5</text:p>
          </table:table-cell>
          <table:table-cell office:value-type="float" office:value="77.7">
            <text:p>77,7</text:p>
          </table:table-cell>
          <table:table-cell/>
          <table:table-cell table:formula="of:=[.K3]-[.K8]" office:value-type="float" office:value="-0.239999999999995">
            <text:p>-0,24</text:p>
          </table:table-cell>
          <table:table-cell table:formula="of:=[.M7]^2" office:value-type="float" office:value="0.0575999999999975">
            <text:p>0,057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17.2">
            <text:p>17,2</text:p>
          </table:table-cell>
          <table:table-cell office:value-type="float" office:value="32.1">
            <text:p>32,1</text:p>
          </table:table-cell>
          <table:table-cell office:value-type="float" office:value="46.7">
            <text:p>46,7</text:p>
          </table:table-cell>
          <table:table-cell/>
          <table:table-cell table:formula="of:=AVERAGE([.H3:.H7])" office:value-type="float" office:value="39.68">
            <text:p>39,68</text:p>
          </table:table-cell>
          <table:table-cell table:formula="of:=AVERAGE([.I3:.I7])" office:value-type="float" office:value="80.48">
            <text:p>80,48</text:p>
          </table:table-cell>
          <table:table-cell table:formula="of:=AVERAGE([.J3:.J7])" office:value-type="float" office:value="120.6">
            <text:p>120,6</text:p>
          </table:table-cell>
          <table:table-cell table:formula="of:=AVERAGE([.K3:.K7])" office:value-type="float" office:value="77.54">
            <text:p>77,54</text:p>
          </table:table-cell>
          <table:table-cell/>
          <table:table-cell table:formula="of:=[.K4]-[.K8]" office:value-type="float" office:value="0.0600000000000023">
            <text:p>0,06</text:p>
          </table:table-cell>
          <table:table-cell table:formula="of:=[.M8]^2" office:value-type="float" office:value="0.00360000000000027">
            <text:p>0,00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16.2">
            <text:p>16,2</text:p>
          </table:table-cell>
          <table:table-cell office:value-type="float" office:value="30.9">
            <text:p>30,9</text:p>
          </table:table-cell>
          <table:table-cell office:value-type="float" office:value="45.4">
            <text:p>45,4</text:p>
          </table:table-cell>
          <table:table-cell/>
          <table:table-cell table:formula="of:=0.0004" office:value-type="float" office:value="0.0004">
            <text:p>0,0004</text:p>
          </table:table-cell>
          <table:table-cell table:formula="of:=0.0004" office:value-type="float" office:value="0.0004">
            <text:p>0,0004</text:p>
          </table:table-cell>
          <table:table-cell office:value-type="float" office:value="0.002">
            <text:p>0,002</text:p>
          </table:table-cell>
          <table:table-cell office:value-type="float" office:value="0.0046">
            <text:p>0,0046</text:p>
          </table:table-cell>
          <table:table-cell/>
          <table:table-cell table:formula="of:=[.K5]-[.K8]" office:value-type="float" office:value="-0.039999999999992">
            <text:p>-0,04</text:p>
          </table:table-cell>
          <table:table-cell table:formula="of:=[.M9]^2" office:value-type="float" office:value="0.00159999999999936">
            <text:p>0,001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15.8">
            <text:p>15,8</text:p>
          </table:table-cell>
          <table:table-cell office:value-type="float" office:value="30.5">
            <text:p>30,5</text:p>
          </table:table-cell>
          <table:table-cell office:value-type="float" office:value="45.1">
            <text:p>45,1</text:p>
          </table:table-cell>
          <table:table-cell table:number-columns-repeated="6"/>
          <table:table-cell table:formula="of:=[.K6]-[.K8]" office:value-type="float" office:value="0.0600000000000023">
            <text:p>0,06</text:p>
          </table:table-cell>
          <table:table-cell table:formula="of:=[.M10]^2" office:value-type="float" office:value="0.00360000000000027">
            <text:p>0,0036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formula="of:=[.K7]-[.K8]" office:value-type="float" office:value="0.160000000000011">
            <text:p>0,16</text:p>
          </table:table-cell>
          <table:table-cell table:formula="of:=[.M11]^2" office:value-type="float" office:value="0.0256000000000035">
            <text:p>0,025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crylblock</text:p>
          </table:table-cell>
          <table:table-cell table:number-columns-repeated="5"/>
          <table:table-cell table:style-name="ce5" office:value-type="string">
            <text:p>klein</text:p>
          </table:table-cell>
          <table:table-cell table:style-name="ce5" office:value-type="string">
            <text:p>mittel </text:p>
          </table:table-cell>
          <table:table-cell office:value-type="string">
            <text:p>groß</text:p>
          </table:table-cell>
          <table:table-cell table:style-name="ce4"/>
          <table:table-cell table:number-columns-repeated="2"/>
          <table:table-cell table:formula="of:=1/20*SUM([.N7:.N11])" office:value-type="float" office:value="0.00460000000000005">
            <text:p>0,00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1.1">
            <text:p>11,1</text:p>
          </table:table-cell>
          <table:table-cell office:value-type="float" office:value="45.9">
            <text:p>45,9</text:p>
          </table:table-cell>
          <table:table-cell/>
          <table:table-cell table:style-name="ce3" office:value-type="string">
            <text:p>IE:</text:p>
          </table:table-cell>
          <table:table-cell table:style-name="ce6" table:formula="of:=(2*[.H8])/([.D3]*0.000001)" office:value-type="float" office:value="2593464.05228758">
            <text:p>2,5935E+06</text:p>
          </table:table-cell>
          <table:table-cell table:style-name="ce6" table:formula="of:=(2*[.I8])/([.E3]*0.000001)" office:value-type="float" office:value="2664900.66225166">
            <text:p>2,6649E+06</text:p>
          </table:table-cell>
          <table:table-cell table:style-name="ce8" office:value-type="float" office:value="2660000">
            <text:p>2,6600E+06</text:p>
          </table:table-cell>
          <table:table-cell table:style-name="ce9" table:formula="of:=AVERAGE([.H13:.J13])" office:value-type="float" office:value="2639454.90484641">
            <text:p>2,6395E+0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7.2">
            <text:p>17,2</text:p>
          </table:table-cell>
          <table:table-cell office:value-type="float" office:value="40.5">
            <text:p>40,5</text:p>
          </table:table-cell>
          <table:table-cell/>
          <table:table-cell table:style-name="ce4" office:value-type="string">
            <text:p>blau</text:p>
          </table:table-cell>
          <table:table-cell table:style-name="ce6" table:formula="of:=(2*[.H8])/([.D5]*0.000001)" office:value-type="float" office:value="2699319.72789116">
            <text:p>2,6993E+06</text:p>
          </table:table-cell>
          <table:table-cell table:style-name="ce6" table:formula="of:=(2*[.I8])/([.E5]*0.000001)" office:value-type="float" office:value="2723519.45854484">
            <text:p>2,7235E+06</text:p>
          </table:table-cell>
          <table:table-cell table:style-name="ce6" table:formula="of:=(2*[.J8])/([.F5]*0.000001)" office:value-type="float" office:value="2725423.72881356">
            <text:p>2,7254E+06</text:p>
          </table:table-cell>
          <table:table-cell table:style-name="ce9" table:formula="of:=AVERAGE([.H14:.J14])" office:value-type="float" office:value="2716087.63841652">
            <text:p>2,7161E+0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23.6">
            <text:p>23,6</text:p>
          </table:table-cell>
          <table:table-cell office:value-type="float" office:value="34.9">
            <text:p>34,9</text:p>
          </table:table-cell>
          <table:table-cell/>
          <table:table-cell table:style-name="ce4" office:value-type="string">
            <text:p>grün</text:p>
          </table:table-cell>
          <table:table-cell table:style-name="ce6" table:formula="of:=(2*[.H8])/([.D4]*0.000001)" office:value-type="float" office:value="2654180.60200669">
            <text:p>2,6542E+06</text:p>
          </table:table-cell>
          <table:table-cell table:style-name="ce6" table:formula="of:=(2*[.I8])/([.E4]*0.000001)" office:value-type="float" office:value="2696147.40368509">
            <text:p>2,6961E+06</text:p>
          </table:table-cell>
          <table:table-cell table:style-name="ce6" table:formula="of:=(2*[.J8])/([.F4]*0.000001)" office:value-type="float" office:value="2716216.21621622">
            <text:p>2,7162E+06</text:p>
          </table:table-cell>
          <table:table-cell table:style-name="ce9" table:formula="of:=AVERAGE([.H15:.J15])" office:value-type="float" office:value="2688848.07396933">
            <text:p>2,6888E+06</text:p>
          </table:table-cell>
          <table:table-cell table:number-columns-repeated="3"/>
          <table:table-cell office:value-type="string">
            <text:p>kg</text:p>
          </table:table-cell>
          <table:table-cell office:value-type="string">
            <text:p>km</text:p>
          </table:table-cell>
          <table:table-cell office:value-type="string">
            <text:p>gm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29.9">
            <text:p>29,9</text:p>
          </table:table-cell>
          <table:table-cell office:value-type="float" office:value="29.6">
            <text:p>29,6</text:p>
          </table:table-cell>
          <table:table-cell/>
          <table:table-cell table:style-name="ce4" office:value-type="string">
            <text:p>rot</text:p>
          </table:table-cell>
          <table:table-cell table:style-name="ce6" table:number-columns-repeated="3"/>
          <table:table-cell table:style-name="ce9"/>
          <table:table-cell table:number-columns-repeated="3"/>
          <table:table-cell table:formula="of:=SQRT([.H9]^2+[.J9]^2)" office:value-type="float" office:value="0.00203960780543711">
            <text:p>0,0020396078</text:p>
          </table:table-cell>
          <table:table-cell table:formula="of:=SQRT([.H9]^2+[.I9]^2)" office:value-type="float" office:value="0.000565685424949238">
            <text:p>0,0005656854</text:p>
          </table:table-cell>
          <table:table-cell table:formula="of:=SQRT([.J9]^2+[.I9]^2)" office:value-type="float" office:value="0.00203960780543711">
            <text:p>0,002039607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5.8">
            <text:p>35,8</text:p>
          </table:table-cell>
          <table:table-cell office:value-type="float" office:value="23.7">
            <text:p>23,7</text:p>
          </table:table-cell>
          <table:table-cell/>
          <table:table-cell table:style-name="ce4"/>
          <table:table-cell table:style-name="ce6" table:number-columns-repeated="3"/>
          <table:table-cell table:style-name="ce9"/>
          <table:table-cell table:number-columns-repeated="1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41.6">
            <text:p>41,6</text:p>
          </table:table-cell>
          <table:table-cell office:value-type="float" office:value="17.7">
            <text:p>17,7</text:p>
          </table:table-cell>
          <table:table-cell/>
          <table:table-cell table:style-name="ce4" office:value-type="string">
            <text:p>DS:</text:p>
          </table:table-cell>
          <table:table-cell table:style-name="ce6" table:formula="of:=([.H8])/([.D8]*0.000001)" office:value-type="float" office:value="2306976.74418605">
            <text:p>2,3070E+06</text:p>
          </table:table-cell>
          <table:table-cell table:style-name="ce6" table:formula="of:=([.I8])/([.E8]*0.000001)" office:value-type="float" office:value="2507165.10903427">
            <text:p>2,5072E+06</text:p>
          </table:table-cell>
          <table:table-cell table:style-name="ce6" table:formula="of:=([.J8])/([.F8]*0.000001)" office:value-type="float" office:value="2582441.11349036">
            <text:p>2,5824E+06</text:p>
          </table:table-cell>
          <table:table-cell table:style-name="ce9" table:formula="of:=AVERAGE([.H18:.J18])" office:value-type="float" office:value="2465527.65557023">
            <text:p>2,4655E+06</text:p>
          </table:table-cell>
          <table:table-cell table:number-columns-repeated="3"/>
          <table:table-cell table:formula="of:=[.J8]-[.H8]" office:value-type="float" office:value="80.92">
            <text:p>80,92</text:p>
          </table:table-cell>
          <table:table-cell table:formula="of:=[.I8]-[.H8]" office:value-type="float" office:value="40.8">
            <text:p>40,8</text:p>
          </table:table-cell>
          <table:table-cell table:formula="of:=[.J8]-[.I8]" office:value-type="float" office:value="40.12">
            <text:p>40,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47.4">
            <text:p>47,4</text:p>
          </table:table-cell>
          <table:table-cell office:value-type="float" office:value="11.8">
            <text:p>11,8</text:p>
          </table:table-cell>
          <table:table-cell/>
          <table:table-cell table:style-name="ce4" office:value-type="string">
            <text:p>blau</text:p>
          </table:table-cell>
          <table:table-cell table:style-name="ce6" table:formula="of:=([.H8])/([.D10]*0.000001)" office:value-type="float" office:value="2511392.40506329">
            <text:p>2,5114E+06</text:p>
          </table:table-cell>
          <table:table-cell table:style-name="ce6" table:formula="of:=([.I8])/([.E10]*0.000001)" office:value-type="float" office:value="2638688.52459016">
            <text:p>2,6387E+06</text:p>
          </table:table-cell>
          <table:table-cell table:style-name="ce6" table:formula="of:=([.J8])/([.F10]*0.000001)" office:value-type="float" office:value="2674057.64966741">
            <text:p>2,6741E+06</text:p>
          </table:table-cell>
          <table:table-cell table:style-name="ce9" table:formula="of:=AVERAGE([.H19:.J19])" office:value-type="float" office:value="2608046.19310695">
            <text:p>2,6080E+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t-2s/c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grün </text:p>
          </table:table-cell>
          <table:table-cell table:style-name="ce6" table:formula="of:=([.H8])/([.D9]*0.000001)" office:value-type="float" office:value="2449382.71604938">
            <text:p>2,4494E+06</text:p>
          </table:table-cell>
          <table:table-cell table:style-name="ce6" table:formula="of:=([.I8])/([.E9]*0.000001)" office:value-type="float" office:value="2604530.74433657">
            <text:p>2,6045E+06</text:p>
          </table:table-cell>
          <table:table-cell table:style-name="ce6" table:formula="of:=([.J8])/([.F9]*0.000001)" office:value-type="float" office:value="2656387.66519824">
            <text:p>2,6564E+06</text:p>
          </table:table-cell>
          <table:table-cell table:style-name="ce9" table:formula="of:=AVERAGE([.H20:.J20])" office:value-type="float" office:value="2570100.37519473">
            <text:p>2,5701E+0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(2*[.O18])/([.O25])" office:value-type="float" office:value="2">
            <text:p>2</text:p>
          </table:table-cell>
          <table:table-cell/>
          <table:table-cell office:value-type="string">
            <text:p>deltat_f</text:p>
          </table:table-cell>
          <table:table-cell office:value-type="string">
            <text:p>0,1^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1*</text:p>
          </table:table-cell>
          <table:table-cell office:value-type="float" office:value="44.7">
            <text:p>44,7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rot</text:p>
          </table:table-cell>
          <table:table-cell table:style-name="ce6" table:number-columns-repeated="4"/>
          <table:table-cell table:number-columns-repeated="2"/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1**</text:p>
          </table:table-cell>
          <table:table-cell office:value-type="float" office:value="45.7">
            <text:p>45,7</text:p>
          </table:table-cell>
          <table:table-cell office:value-type="float" office:value="14.4">
            <text:p>14,4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8*</text:p>
          </table:table-cell>
          <table:table-cell office:value-type="float" office:value="12.8">
            <text:p>12,8</text:p>
          </table:table-cell>
          <table:table-cell office:value-type="float" office:value="41.3">
            <text:p>41,3</text:p>
          </table:table-cell>
          <table:table-cell table:number-columns-repeated="2"/>
          <table:table-cell table:style-name="ce6" table:number-columns-repeated="4"/>
          <table:table-cell table:number-columns-repeated="13"/>
        </table:table-row>
        <table:table-row table:style-name="ro2">
          <table:table-cell table:number-columns-repeated="6"/>
          <table:table-cell office:value-type="string">
            <text:p>s</text:p>
          </table:table-cell>
          <table:table-cell table:number-columns-repeated="3"/>
          <table:table-cell table:style-name="ce6"/>
          <table:table-cell table:number-columns-repeated="7"/>
          <table:table-cell office:value-type="string">
            <text:p>t_f,blau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uge</text:p>
          </table:table-cell>
          <table:table-cell table:number-columns-repeated="4"/>
          <table:table-cell office:value-type="string">
            <text:p>t</text:p>
          </table:table-cell>
          <table:table-cell table:style-name="ce6" table:number-columns-repeated="4"/>
          <table:table-cell/>
          <table:table-cell office:value-type="string">
            <text:p>s</text:p>
          </table:table-cell>
          <table:table-cell/>
          <table:table-cell table:formula="of:=[.O18]" office:value-type="float" office:value="80.92">
            <text:p>80,92</text:p>
          </table:table-cell>
          <table:table-cell table:formula="of:=[.P18]" office:value-type="float" office:value="40.8">
            <text:p>40,8</text:p>
          </table:table-cell>
          <table:table-cell table:formula="of:=[.Q18]" office:value-type="float" office:value="40.12">
            <text:p>40,12</text:p>
          </table:table-cell>
          <table:table-cell/>
          <table:table-cell table:style-name="ce2" table:formula="of:=[.D3]-2*([.H8])/([.V54])" office:value-type="float" office:value="1.65259973851175">
            <text:p>1,65</text:p>
          </table:table-cell>
          <table:table-cell table:style-name="ce2" table:formula="of:=[.E3]-2*([.I8])/([.V55])" office:value-type="float" office:value="1.68813575996537">
            <text:p>1,69</text:p>
          </table:table-cell>
          <table:table-cell table:style-name="ce2" table:formula="of:=[.F3]-2*([.J8])/([.V56])" office:value-type="float" office:value="1.71974618106141">
            <text:p>1,72</text:p>
          </table:table-cell>
          <table:table-cell table:formula="of:=AVERAGE([.S25:.U25])" office:value-type="float" office:value="1.68682722651284">
            <text:p>1,6868272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ris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6" office:value-type="string">
            <text:p>t</text:p>
          </table:table-cell>
          <table:table-cell table:style-name="ce2" table:formula="of:=[.F8]-[.D8]" office:value-type="float" office:value="29.5">
            <text:p>29,50</text:p>
          </table:table-cell>
          <table:table-cell table:style-name="ce2" table:formula="of:=[.E8]-[.D8]" office:value-type="float" office:value="14.9">
            <text:p>14,90</text:p>
          </table:table-cell>
          <table:table-cell table:style-name="ce2" table:formula="of:=[.F8]-[.E8]" office:value-type="float" office:value="14.6">
            <text:p>14,60</text:p>
          </table:table-cell>
          <table:table-cell/>
          <table:table-cell office:value-type="string">
            <text:p>t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[.S25]*SQRT((0.1)/([.D3])^2+([.H9])/([.H8])^2+(0.003)/([.V59])^2)" office:value-type="float" office:value="0.0371817107122264">
            <text:p>0,0371817107</text:p>
          </table:table-cell>
          <table:table-cell table:formula="of:=[.T25]*SQRT((0.1)/([.E3])^2+([.I9])/([.I8])^2+(0.003)/([.V59])^2)" office:value-type="float" office:value="0.03486822630129">
            <text:p>0,0348682263</text:p>
          </table:table-cell>
          <table:table-cell table:formula="of:=[.U25]*SQRT((0.1)/([.F3])^2+([.J9])/([.J8])^2+(0.003)/([.V59])^2)" office:value-type="float" office:value="0.0348950343802506">
            <text:p>0,034895034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nse in</text:p>
          </table:table-cell>
          <table:table-cell table:number-columns-repeated="4"/>
          <table:table-cell table:style-name="ce6" office:value-type="string">
            <text:p>c</text:p>
          </table:table-cell>
          <table:table-cell table:style-name="ce2" table:formula="of:=[.O25]/[.I26]" office:value-type="float" office:value="2.74305084745763">
            <text:p>2,74</text:p>
          </table:table-cell>
          <table:table-cell table:style-name="ce2" table:formula="of:=[.P25]/[.J26]" office:value-type="float" office:value="2.73825503355705">
            <text:p>2,74</text:p>
          </table:table-cell>
          <table:table-cell table:style-name="ce2" table:formula="of:=[.Q25]/[.K26]" office:value-type="float" office:value="2.74794520547945">
            <text:p>2,7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-([.D3]-[.F3])" office:value-type="float" office:value="59.1">
            <text:p>59,1</text:p>
          </table:table-cell>
          <table:table-cell table:formula="of:=[.E3]-[.D3]" office:value-type="float" office:value="29.8">
            <text:p>29,8</text:p>
          </table:table-cell>
          <table:table-cell table:formula="of:=[.F3]-[.E3]" office:value-type="float" office:value="29.3">
            <text:p>29,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inse out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7" office:value-type="string">
            <text:p>t</text:p>
          </table:table-cell>
          <table:table-cell table:style-name="ce2" table:formula="of:=[.F9]-[.D9]" office:value-type="float" office:value="29.2">
            <text:p>29,20</text:p>
          </table:table-cell>
          <table:table-cell table:style-name="ce2" table:formula="of:=[.E9]-[.D9]" office:value-type="float" office:value="14.7">
            <text:p>14,70</text:p>
          </table:table-cell>
          <table:table-cell table:style-name="ce2" table:formula="of:=[.F9]-[.E9]" office:value-type="float" office:value="14.5">
            <text:p>14,50</text:p>
          </table:table-cell>
          <table:table-cell/>
          <table:table-cell office:value-type="string">
            <text:p>c</text:p>
          </table:table-cell>
          <table:table-cell/>
          <table:table-cell table:formula="of:=2*([.O25]*0.001)/([.O27]*0.001)" office:value-type="float" office:value="2.73840947546531">
            <text:p>2,7384094755</text:p>
          </table:table-cell>
          <table:table-cell table:formula="of:=2*([.P25]*0.001)/([.P27]*0.001)" office:value-type="float" office:value="2.73825503355705">
            <text:p>2,7382550336</text:p>
          </table:table-cell>
          <table:table-cell table:formula="of:=2*([.Q25]*0.001)/([.Q27]*0.001)" office:value-type="float" office:value="2.73856655290102">
            <text:p>2,7385665529</text:p>
          </table:table-cell>
          <table:table-cell/>
          <table:table-cell table:formula="of:=[.S25]-[.V25]" office:value-type="float" office:value="-0.0342274880010933">
            <text:p>-0,034227488</text:p>
          </table:table-cell>
          <table:table-cell table:formula="of:=[.T25]-[.V25]" office:value-type="float" office:value="0.00130853345252646">
            <text:p>0,0013085335</text:p>
          </table:table-cell>
          <table:table-cell table:formula="of:=[.U25]-[.V25]" office:value-type="float" office:value="0.0329189545485669">
            <text:p>0,032918954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tina</text:p>
          </table:table-cell>
          <table:table-cell table:number-columns-repeated="4"/>
          <table:table-cell table:style-name="ce7" office:value-type="string">
            <text:p>c</text:p>
          </table:table-cell>
          <table:table-cell table:style-name="ce2" table:formula="of:=[.O25]/[.I28]" office:value-type="float" office:value="2.77123287671233">
            <text:p>2,77</text:p>
          </table:table-cell>
          <table:table-cell table:style-name="ce2" table:formula="of:=[.P25]/[.J28]" office:value-type="float" office:value="2.77551020408163">
            <text:p>2,78</text:p>
          </table:table-cell>
          <table:table-cell table:style-name="ce2" table:formula="of:=[.Q25]/[.K28]" office:value-type="float" office:value="2.76689655172414">
            <text:p>2,7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-([.D4]-[.F4])" office:value-type="float" office:value="58.9">
            <text:p>58,9</text:p>
          </table:table-cell>
          <table:table-cell table:formula="of:=[.E4]-[.D4]" office:value-type="float" office:value="29.8">
            <text:p>29,8</text:p>
          </table:table-cell>
          <table:table-cell table:formula="of:=[.F4]-[.E4]" office:value-type="float" office:value="29.1">
            <text:p>29,1</text:p>
          </table:table-cell>
          <table:table-cell/>
          <table:table-cell table:formula="of:=[.S28]^2" office:value-type="float" office:value="0.00117152093486499">
            <text:p>0,0011715209</text:p>
          </table:table-cell>
          <table:table-cell table:formula="of:=[.T28]^2" office:value-type="float" office:value="0.00000171225979638082">
            <text:p>1,71225979638082E-006</text:p>
          </table:table-cell>
          <table:table-cell table:formula="of:=[.U28]^2" office:value-type="float" office:value="0.00108365756857061">
            <text:p>0,0010836576</text:p>
          </table:table-cell>
          <table:table-cell table:formula="of:=SQRT(1/12*SUM([.S29:.U29]))" office:value-type="float" office:value="0.0137140158330568">
            <text:p>0,0137140158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office:value-type="string">
            <text:p>t</text:p>
          </table:table-cell>
          <table:table-cell table:style-name="ce2" table:formula="of:=[.F10]-[.D10]" office:value-type="float" office:value="29.3">
            <text:p>29,30</text:p>
          </table:table-cell>
          <table:table-cell table:style-name="ce2" table:formula="of:=[.E10]-[.D10]" office:value-type="float" office:value="14.7">
            <text:p>14,70</text:p>
          </table:table-cell>
          <table:table-cell table:style-name="ce2" table:formula="of:=[.F10]-[.E10]" office:value-type="float" office:value="14.6">
            <text:p>14,60</text:p>
          </table:table-cell>
          <table:table-cell/>
          <table:table-cell office:value-type="string">
            <text:p>c</text:p>
          </table:table-cell>
          <table:table-cell/>
          <table:table-cell table:formula="of:=2*([.O25]*0.001)/([.O29]*0.001)" office:value-type="float" office:value="2.74770797962649">
            <text:p>2,7477079796</text:p>
          </table:table-cell>
          <table:table-cell table:formula="of:=2*([.P25]*0.001)/([.P29]*0.001)" office:value-type="float" office:value="2.73825503355705">
            <text:p>2,7382550336</text:p>
          </table:table-cell>
          <table:table-cell table:formula="of:=2*([.Q25]*0.001)/([.Q29]*0.001)" office:value-type="float" office:value="2.7573883161512">
            <text:p>2,757388316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c</text:p>
          </table:table-cell>
          <table:table-cell table:style-name="ce2" table:formula="of:=[.O25]/[.I30]" office:value-type="float" office:value="2.7617747440273">
            <text:p>2,76</text:p>
          </table:table-cell>
          <table:table-cell table:style-name="ce2" table:formula="of:=[.P25]/[.J30]" office:value-type="float" office:value="2.77551020408163">
            <text:p>2,78</text:p>
          </table:table-cell>
          <table:table-cell table:style-name="ce2" table:formula="of:=[.Q25]/[.K30]" office:value-type="float" office:value="2.74794520547945">
            <text:p>2,7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-([.D5]-[.F5])" office:value-type="float" office:value="59.1">
            <text:p>59,1</text:p>
          </table:table-cell>
          <table:table-cell table:formula="of:=[.E5]-[.D5]" office:value-type="float" office:value="29.7">
            <text:p>29,7</text:p>
          </table:table-cell>
          <table:table-cell table:formula="of:=[.F5]-[.E5]" office:value-type="float" office:value="29.4">
            <text:p>29,4</text:p>
          </table:table-cell>
          <table:table-cell/>
          <table:table-cell office:value-type="string">
            <text:p>t_f,rot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>
            <text:p>c</text:p>
          </table:table-cell>
          <table:table-cell/>
          <table:table-cell table:formula="of:=2*([.O25]*0.001)/([.O31]*0.001)" office:value-type="float" office:value="2.73840947546531">
            <text:p>2,7384094755</text:p>
          </table:table-cell>
          <table:table-cell table:formula="of:=2*([.P25]*0.001)/([.P31]*0.001)" office:value-type="float" office:value="2.74747474747475">
            <text:p>2,7474747475</text:p>
          </table:table-cell>
          <table:table-cell table:formula="of:=2*([.Q25]*0.001)/([.Q31]*0.001)" office:value-type="float" office:value="2.72925170068027">
            <text:p>2,7292517007</text:p>
          </table:table-cell>
          <table:table-cell/>
          <table:table-cell table:style-name="ce2" table:formula="of:=[.D4]-2*([.H8]/[.V61])" office:value-type="float" office:value="0.952599738511747">
            <text:p>0,95</text:p>
          </table:table-cell>
          <table:table-cell table:style-name="ce2" table:formula="of:=[.E4]-2*([.I8]/[.W61])" office:value-type="float" office:value="0.988135759965374">
            <text:p>0,99</text:p>
          </table:table-cell>
          <table:table-cell table:style-name="ce2" table:formula="of:=[.F4]-2*([.J8]/[.X61])" office:value-type="float" office:value="0.819746181061404">
            <text:p>0,82</text:p>
          </table:table-cell>
          <table:table-cell table:formula="of:=AVERAGE([.S32:.U32])" office:value-type="float" office:value="0.920160559846175">
            <text:p>0,9201605598</text:p>
          </table:table-cell>
          <table:table-cell table:number-columns-repeated="2"/>
        </table:table-row>
        <table:table-row table:style-name="ro2">
          <table:table-cell table:number-columns-repeated="8"/>
          <table:table-cell table:formula="of:=[.I27]*SQRT(([.O16]/[.O18])^2+(0.1/[.I26])^2)" office:value-type="float" office:value="0.00929873448945025">
            <text:p>0,0092987345</text:p>
          </table:table-cell>
          <table:table-cell table:formula="of:=[.J27]*SQRT(([.P16]/[.P18])^2+(0.1/[.J26])^2)" office:value-type="float" office:value="0.01837758977643">
            <text:p>0,0183775898</text:p>
          </table:table-cell>
          <table:table-cell table:formula="of:=[.K27]*SQRT(([.Q16]/[.Q18])^2+(0.1/[.K26])^2)" office:value-type="float" office:value="0.0188220609408098">
            <text:p>0,0188220609</text:p>
          </table:table-cell>
          <table:table-cell table:number-columns-repeated="7"/>
          <table:table-cell table:formula="of:=[.S32]*SQRT((0.1)/([.D8])^2+([.H9])/([.H8])^2+([.X55])/([.W61])^2)" office:value-type="float" office:value="0.0251621277023849">
            <text:p>0,0251621277</text:p>
          </table:table-cell>
          <table:table-cell table:formula="of:=[.T32]*SQRT((0.1)/([.E8])^2+([.I9])/([.I8])^2+([.X55])/([.W61])^2)" office:value-type="float" office:value="0.0211133900683308">
            <text:p>0,0211133901</text:p>
          </table:table-cell>
          <table:table-cell table:formula="of:=[.U32]*SQRT((0.1)/([.F8])^2+([.J9])/([.J8])^2+([.X55])/([.U65])^2)" office:value-type="float" office:value="0.0165057052813699">
            <text:p>0,0165057053</text:p>
          </table:table-cell>
          <table:table-cell table:number-columns-repeated="3"/>
        </table:table-row>
        <table:table-row table:style-name="ro2">
          <table:table-cell table:number-columns-repeated="18"/>
          <table:table-cell table:formula="of:=[.S33]^2" office:value-type="float" office:value="0.000633132670511128">
            <text:p>0,0006331327</text:p>
          </table:table-cell>
          <table:table-cell table:formula="of:=[.T33]^2" office:value-type="float" office:value="0.000445775240177492">
            <text:p>0,0004457752</text:p>
          </table:table-cell>
          <table:table-cell table:formula="of:=[.U33]^2" office:value-type="float" office:value="0.000272438306835441">
            <text:p>0,0002724383</text:p>
          </table:table-cell>
          <table:table-cell table:formula="of:=SQRT(1/12*SUM([.S34:.U34]))" office:value-type="float" office:value="0.0106118888419391">
            <text:p>0,0106118888</text:p>
          </table:table-cell>
          <table:table-cell table:number-columns-repeated="2"/>
        </table:table-row>
        <table:table-row table:style-name="ro2">
          <table:table-cell table:number-columns-repeated="8"/>
          <table:table-cell table:formula="of:=[.I29]*SQRT(([.O16]/[.O18])^2+(0.1/[.I28])^2)" office:value-type="float" office:value="0.00949078059089793">
            <text:p>0,0094907806</text:p>
          </table:table-cell>
          <table:table-cell table:formula="of:=[.J29]*SQRT(([.P16]/[.P18])^2+(0.1/[.J28])^2)" office:value-type="float" office:value="0.0188810610121192">
            <text:p>0,018881061</text:p>
          </table:table-cell>
          <table:table-cell table:formula="of:=[.K29]*SQRT(([.Q16]/[.Q18])^2+(0.1/[.K28])^2)" office:value-type="float" office:value="0.0190825636219277">
            <text:p>0,019082563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H36]" office:value-type="float" office:value="0">
            <text:p>0,00E+000</text:p>
          </table:table-cell>
          <table:table-cell table:number-columns-repeated="4"/>
          <table:table-cell table:style-name="ce6"/>
          <table:table-cell table:style-name="ce6" table:number-columns-repeated="2"/>
          <table:table-cell table:number-columns-repeated="4"/>
          <table:table-cell table:formula="of:=[.O28]*SQRT(([.O16]/[.O25])^2+(0.1/[.O27])^2)" office:value-type="float" office:value="0.00463403263047962">
            <text:p>0,0046340326</text:p>
          </table:table-cell>
          <table:table-cell table:formula="of:=[.P28]*SQRT(([.P16]/[.P25])^2+(0.1/[.P27])^2)" office:value-type="float" office:value="0.0091888537114306">
            <text:p>0,0091888537</text:p>
          </table:table-cell>
          <table:table-cell table:formula="of:=[.Q28]*SQRT(([.Q16]/[.Q25])^2+(0.1/[.Q27])^2)" office:value-type="float" office:value="0.00934768035708312">
            <text:p>0,0093476804</text:p>
          </table:table-cell>
          <table:table-cell table:number-columns-repeated="7"/>
        </table:table-row>
        <table:table-row table:style-name="ro2">
          <table:table-cell table:number-columns-repeated="8"/>
          <table:table-cell table:formula="of:=[.I31]*SQRT(([.O16]/[.O18])^2+(0.1/[.I30])^2)" office:value-type="float" office:value="0.00942610940918323">
            <text:p>0,0094261094</text:p>
          </table:table-cell>
          <table:table-cell table:formula="of:=[.J31]*SQRT(([.P16]/[.P18])^2+(0.1/[.J30])^2)" office:value-type="float" office:value="0.0188810610121192">
            <text:p>0,018881061</text:p>
          </table:table-cell>
          <table:table-cell table:formula="of:=[.K31]*SQRT(([.Q16]/[.Q18])^2+(0.1/[.K30])^2)" office:value-type="float" office:value="0.0188220609408098">
            <text:p>0,018822060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14"/>
          <table:table-cell table:formula="of:=[.O30]*SQRT(([.O16]/[.O25])^2+(0.1/[.O29])^2)" office:value-type="float" office:value="0.00466555307431096">
            <text:p>0,0046655531</text:p>
          </table:table-cell>
          <table:table-cell table:formula="of:=[.P30]*SQRT(([.P16]/[.P25])^2+(0.1/[.P29])^2)" office:value-type="float" office:value="0.00918885371143059">
            <text:p>0,0091888537</text:p>
          </table:table-cell>
          <table:table-cell table:formula="of:=[.Q30]*SQRT(([.Q16]/[.Q25])^2+(0.1/[.Q29])^2)" office:value-type="float" office:value="0.00947659805649328">
            <text:p>0,00947659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t_unten</text:p>
          </table:table-cell>
          <table:table-cell office:value-type="string">
            <text:p>t_oben</text:p>
          </table:table-cell>
          <table:table-cell office:value-type="string">
            <text:p>s_unten</text:p>
          </table:table-cell>
          <table:table-cell office:value-type="string">
            <text:p>deltasu</text:p>
          </table:table-cell>
          <table:table-cell office:value-type="string">
            <text:p>s_oben</text:p>
          </table:table-cell>
          <table:table-cell office:value-type="string">
            <text:p>deltaso</text:p>
          </table:table-cell>
          <table:table-cell office:value-type="string">
            <text:p>d</text:p>
          </table:table-cell>
          <table:table-cell office:value-type="string">
            <text:p>deltad</text:p>
          </table:table-cell>
          <table:table-cell table:number-columns-repeated="3"/>
          <table:table-cell table:formula="of:=[.O32]*SQRT(([.O16]/[.O25])^2+(0.1/[.O31])^2)" office:value-type="float" office:value="0.00463403263047962">
            <text:p>0,0046340326</text:p>
          </table:table-cell>
          <table:table-cell table:formula="of:=[.P32]*SQRT(([.P16]/[.P25])^2+(0.1/[.P31])^2)" office:value-type="float" office:value="0.00925083515654426">
            <text:p>0,0092508352</text:p>
          </table:table-cell>
          <table:table-cell table:formula="of:=[.Q32]*SQRT(([.Q16]/[.Q25])^2+(0.1/[.Q31])^2)" office:value-type="float" office:value="0.00928420588136338">
            <text:p>0,00928420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44.7">
            <text:p>44,7</text:p>
          </table:table-cell>
          <table:table-cell office:value-type="float" office:value="15.9">
            <text:p>15,9</text:p>
          </table:table-cell>
          <table:table-cell table:style-name="ce2" table:formula="of:=1/2*[.U65]*([.D41]-[.S65])" office:value-type="float" office:value="58.9608282690123">
            <text:p>58,96</text:p>
          </table:table-cell>
          <table:table-cell table:style-name="ce2" table:formula="of:=[.F41]*SQRT(([.X55]/[.U65])^2+(0.1^2+[.V29]^2)/([.D41]-[.S65])^2)" office:value-type="float" office:value="0.15006285048132">
            <text:p>0,15</text:p>
          </table:table-cell>
          <table:table-cell table:style-name="ce2" table:formula="of:=1/2*[.V65]*([.E41]-[.T65])" office:value-type="float" office:value="19.4828789652068">
            <text:p>19,48</text:p>
          </table:table-cell>
          <table:table-cell table:style-name="ce2" table:formula="of:=[.H41]*SQRT(([.X55]/[.U65])^2+(0.1^2+[.V29]^2)/([.E41]-[.S65])^2)" office:value-type="float" office:value="0.139684838389171">
            <text:p>0,14</text:p>
          </table:table-cell>
          <table:table-cell table:style-name="ce2" table:formula="of:=77.54-[.H41]-[.F41]" office:value-type="float" office:value="-0.903707234219056">
            <text:p>-0,90</text:p>
          </table:table-cell>
          <table:table-cell table:style-name="ce10" table:formula="of:=[.J41]*SQRT((0.0046/77.54)^2+([.I41]/[.H41])^2+([.G41]/[.F41])^2)" office:value-type="float" office:value="-0.00687558175662451">
            <text:p>-0,007</text:p>
          </table:table-cell>
          <table:table-cell/>
          <table:table-cell table:formula="of:=[.H41]+[.F41]" office:value-type="float" office:value="78.4437072342191">
            <text:p>78,443707234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45.7">
            <text:p>45,7</text:p>
          </table:table-cell>
          <table:table-cell office:value-type="float" office:value="14.4">
            <text:p>14,4</text:p>
          </table:table-cell>
          <table:table-cell table:style-name="ce2" table:formula="of:=1/2*[.U66]*([.D42]-[.S66])" office:value-type="float" office:value="60.3315903976167">
            <text:p>60,33</text:p>
          </table:table-cell>
          <table:table-cell table:style-name="ce2" table:formula="of:=[.F42]*SQRT(([.X55]/[.U66])^2+(0.1^2+[.V29]^2)/([.D42]-[.S66])^2)" office:value-type="float" office:value="0.15059096690864">
            <text:p>0,15</text:p>
          </table:table-cell>
          <table:table-cell table:style-name="ce2" table:formula="of:=1/2*[.V66]*([.E42]-[.T66])" office:value-type="float" office:value="17.4267357723002">
            <text:p>17,43</text:p>
          </table:table-cell>
          <table:table-cell table:style-name="ce2" table:formula="of:=[.H42]*SQRT(([.X55]/[.U66])^2+(0.1^2+[.V29]^2)/([.E42]-[.S66])^2)" office:value-type="float" office:value="0.139420812997295">
            <text:p>0,14</text:p>
          </table:table-cell>
          <table:table-cell table:style-name="ce2" table:formula="of:=77.54-[.H42]-[.F42]" office:value-type="float" office:value="-0.218326169916878">
            <text:p>-0,22</text:p>
          </table:table-cell>
          <table:table-cell table:style-name="ce10" table:formula="of:=[.J42]*SQRT((0.0046/77.54)^2+([.I42]/[.H42])^2+([.G42]/[.F42])^2)" office:value-type="float" office:value="-0.00182977871855538">
            <text:p>-0,002</text:p>
          </table:table-cell>
          <table:table-cell/>
          <table:table-cell table:formula="of:=[.H42]+[.F42]" office:value-type="float" office:value="77.7583261699169">
            <text:p>77,758326169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11.1">
            <text:p>11,1</text:p>
          </table:table-cell>
          <table:table-cell office:value-type="float" office:value="45.9">
            <text:p>45,9</text:p>
          </table:table-cell>
          <table:table-cell table:style-name="ce2" table:formula="of:=1/2*[.U67]*([.D43]-[.S67])" office:value-type="float" office:value="12.9032207479058">
            <text:p>12,90</text:p>
          </table:table-cell>
          <table:table-cell table:style-name="ce2" table:formula="of:=[.F43]*SQRT(([.X55]/[.U67])^2+(0.1^2+[.V29]^2)/([.D43]-[.S67])^2)" office:value-type="float" office:value="0.138942229512201">
            <text:p>0,14</text:p>
          </table:table-cell>
          <table:table-cell table:style-name="ce2" table:formula="of:=1/2*[.V67]*([.E43]-[.T67])" office:value-type="float" office:value="60.6057428233375">
            <text:p>60,61</text:p>
          </table:table-cell>
          <table:table-cell table:style-name="ce2" table:formula="of:=[.H43]*SQRT(([.X55]/[.U67])^2+(0.1^2+[.V29]^2)/([.E43]-[.S67])^2)" office:value-type="float" office:value="0.150697820953916">
            <text:p>0,15</text:p>
          </table:table-cell>
          <table:table-cell table:style-name="ce2" table:formula="of:=77.54-[.H43]-[.F43]" office:value-type="float" office:value="4.03103642875663">
            <text:p>4,03</text:p>
          </table:table-cell>
          <table:table-cell table:style-name="ce10" table:formula="of:=[.J43]*SQRT((0.0046/77.54)^2+([.I43]/[.H43])^2+([.G43]/[.F43])^2)" office:value-type="float" office:value="0.0445491978279112">
            <text:p>0,045</text:p>
          </table:table-cell>
          <table:table-cell/>
          <table:table-cell table:formula="of:=[.H43]+[.F43]" office:value-type="float" office:value="73.5089635712434">
            <text:p>73,5089635712</text:p>
          </table:table-cell>
          <table:table-cell table:number-columns-repeated="3"/>
          <table:table-cell table:formula="of:=[.I27]" office:value-type="float" office:value="2.74305084745763">
            <text:p>2,7430508475</text:p>
          </table:table-cell>
          <table:table-cell table:formula="of:=[.Q43]-[.Q56]" office:value-type="float" office:value="-0.0156292494979966">
            <text:p>-0,0156292495</text:p>
          </table:table-cell>
          <table:table-cell table:formula="of:=[.R43]^2" office:value-type="float" office:value="0.000244273439870627">
            <text:p>0,0002442734</text:p>
          </table:table-cell>
          <table:table-cell table:formula="of:=SQRT(1/72*SUM([.S43:.S51]))" office:value-type="float" office:value="0.00484925066597404">
            <text:p>0,0048492507</text:p>
          </table:table-cell>
          <table:table-cell/>
          <table:table-cell table:formula="of:=[.O28]" office:value-type="float" office:value="2.73840947546531">
            <text:p>2,7384094755</text:p>
          </table:table-cell>
          <table:table-cell table:formula="of:=[.V43]-[.V54]" office:value-type="float" office:value="-0.00311478174340341">
            <text:p>-0,0031147817</text:p>
          </table:table-cell>
          <table:table-cell table:formula="of:=[.W43]^2" office:value-type="float" office:value="0.00000970186530903916">
            <text:p>9,70186530903916E-00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7.2">
            <text:p>17,2</text:p>
          </table:table-cell>
          <table:table-cell office:value-type="float" office:value="40.5">
            <text:p>40,5</text:p>
          </table:table-cell>
          <table:table-cell table:style-name="ce2" table:formula="of:=1/2*[.U68]*([.D44]-[.S68])" office:value-type="float" office:value="21.2648697323924">
            <text:p>21,26</text:p>
          </table:table-cell>
          <table:table-cell table:style-name="ce2" table:formula="of:=[.F44]*SQRT(([.X55]/[.U68])^2+(0.1^2+[.V97]^2)/([.D44]-[.S68])^2)" office:value-type="float" office:value="0.138668566818461">
            <text:p>0,14</text:p>
          </table:table-cell>
          <table:table-cell table:style-name="ce2" table:formula="of:=1/2*[.V68]*([.E44]-[.T68])" office:value-type="float" office:value="53.203627328874">
            <text:p>53,20</text:p>
          </table:table-cell>
          <table:table-cell table:style-name="ce2" table:formula="of:=[.H44]*SQRT(([.X55]/[.U68])^2+(0.1^2+[.V29]^2)/([.E44]-[.S68])^2)" office:value-type="float" office:value="0.147958877444835">
            <text:p>0,15</text:p>
          </table:table-cell>
          <table:table-cell table:style-name="ce2" table:formula="of:=77.54-[.H44]-[.F44]" office:value-type="float" office:value="3.07150293873359">
            <text:p>3,07</text:p>
          </table:table-cell>
          <table:table-cell table:style-name="ce10" table:formula="of:=[.J44]*SQRT((0.0046/77.54)^2+([.I44]/[.H44])^2+([.G44]/[.F44])^2)" office:value-type="float" office:value="0.0217754382127961">
            <text:p>0,022</text:p>
          </table:table-cell>
          <table:table-cell/>
          <table:table-cell table:formula="of:=[.H44]+[.F44]" office:value-type="float" office:value="74.4684970612664">
            <text:p>74,4684970613</text:p>
          </table:table-cell>
          <table:table-cell table:number-columns-repeated="3"/>
          <table:table-cell table:formula="of:=[.J27]" office:value-type="float" office:value="2.73825503355705">
            <text:p>2,7382550336</text:p>
          </table:table-cell>
          <table:table-cell table:formula="of:=[.Q44]-[.Q57]" office:value-type="float" office:value="-0.0204250633985779">
            <text:p>-0,0204250634</text:p>
          </table:table-cell>
          <table:table-cell table:formula="of:=[.R44]^2" office:value-type="float" office:value="0.000417183214835925">
            <text:p>0,0004171832</text:p>
          </table:table-cell>
          <table:table-cell table:number-columns-repeated="2"/>
          <table:table-cell table:formula="of:=[.O30]" office:value-type="float" office:value="2.74770797962649">
            <text:p>2,7477079796</text:p>
          </table:table-cell>
          <table:table-cell table:formula="of:=[.V44]-[.V55]" office:value-type="float" office:value="0.00618372241776921">
            <text:p>0,0061837224</text:p>
          </table:table-cell>
          <table:table-cell table:formula="of:=[.W44]^2" office:value-type="float" office:value="0.0000382384229400215">
            <text:p>3,82384229400215E-005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23.6">
            <text:p>23,6</text:p>
          </table:table-cell>
          <table:table-cell office:value-type="float" office:value="34.9">
            <text:p>34,9</text:p>
          </table:table-cell>
          <table:table-cell table:style-name="ce2" table:formula="of:=1/2*[.U69]*([.D45]-[.S69])" office:value-type="float" office:value="30.0377473554603">
            <text:p>30,04</text:p>
          </table:table-cell>
          <table:table-cell table:style-name="ce2" table:formula="of:=[.F45]*SQRT(([.X55]/[.U69])^2+(0.1^2+[.V29]^2)/([.D45]-[.S69])^2)" office:value-type="float" office:value="0.141489867289787">
            <text:p>0,14</text:p>
          </table:table-cell>
          <table:table-cell table:style-name="ce2" table:formula="of:=1/2*[.V69]*([.E45]-[.T69])" office:value-type="float" office:value="45.5273594086896">
            <text:p>45,53</text:p>
          </table:table-cell>
          <table:table-cell table:style-name="ce2" table:formula="of:=[.H45]*SQRT(([.X55]/[.U69])^2+(0.1^2+[.V29]^2)/([.E45]-[.S69])^2)" office:value-type="float" office:value="0.145450743597465">
            <text:p>0,15</text:p>
          </table:table-cell>
          <table:table-cell table:style-name="ce2" table:formula="of:=77.54-[.H45]-[.F45]" office:value-type="float" office:value="1.97489323585009">
            <text:p>1,97</text:p>
          </table:table-cell>
          <table:table-cell table:style-name="ce10" table:formula="of:=[.J45]*SQRT((0.0046/77.54)^2+([.I45]/[.H45])^2+([.G45]/[.F45])^2)" office:value-type="float" office:value="0.0112409675724649">
            <text:p>0,011</text:p>
          </table:table-cell>
          <table:table-cell/>
          <table:table-cell table:formula="of:=[.H45]+[.F45]" office:value-type="float" office:value="75.5651067641499">
            <text:p>75,5651067642</text:p>
          </table:table-cell>
          <table:table-cell table:number-columns-repeated="3"/>
          <table:table-cell table:formula="of:=[.I29]" office:value-type="float" office:value="2.77123287671233">
            <text:p>2,7712328767</text:p>
          </table:table-cell>
          <table:table-cell table:formula="of:=[.Q45]-[.Q58]" office:value-type="float" office:value="0.0125527797567053">
            <text:p>0,0125527798</text:p>
          </table:table-cell>
          <table:table-cell table:formula="of:=[.R45]^2" office:value-type="float" office:value="0.000157572279620351">
            <text:p>0,0001575723</text:p>
          </table:table-cell>
          <table:table-cell table:number-columns-repeated="2"/>
          <table:table-cell table:formula="of:=[.O32]" office:value-type="float" office:value="2.73840947546531">
            <text:p>2,7384094755</text:p>
          </table:table-cell>
          <table:table-cell table:formula="of:=[.V45]-[.V56]" office:value-type="float" office:value="-0.00311478174340341">
            <text:p>-0,0031147817</text:p>
          </table:table-cell>
          <table:table-cell table:formula="of:=[.W45]^2" office:value-type="float" office:value="0.00000970186530903916">
            <text:p>9,70186530903916E-006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9.9">
            <text:p>29,9</text:p>
          </table:table-cell>
          <table:table-cell office:value-type="float" office:value="29.6">
            <text:p>29,6</text:p>
          </table:table-cell>
          <table:table-cell table:style-name="ce2" table:formula="of:=1/2*[.U70]*([.D46]-[.S70])" office:value-type="float" office:value="38.6735487656678">
            <text:p>38,67</text:p>
          </table:table-cell>
          <table:table-cell table:style-name="ce2" table:formula="of:=[.F46]*SQRT(([.X55]/[.U70])^2+(0.1^2+[.V29]^2)/([.D46]-[.S70])^2)" office:value-type="float" office:value="0.143511514078801">
            <text:p>0,14</text:p>
          </table:table-cell>
          <table:table-cell table:style-name="ce2" table:formula="of:=1/2*[.V70]*([.E46]-[.T70])" office:value-type="float" office:value="38.2623201270865">
            <text:p>38,26</text:p>
          </table:table-cell>
          <table:table-cell table:style-name="ce2" table:formula="of:=[.H46]*SQRT(([.X55]/[.U70])^2+(0.1^2+[.V29]^2)/([.E46]-[.S70])^2)" office:value-type="float" office:value="0.143404441324941">
            <text:p>0,14</text:p>
          </table:table-cell>
          <table:table-cell table:style-name="ce2" table:formula="of:=77.54-[.H46]-[.F46]" office:value-type="float" office:value="0.604131107245735">
            <text:p>0,60</text:p>
          </table:table-cell>
          <table:table-cell table:style-name="ce10" table:formula="of:=[.J46]*SQRT((0.0046/77.54)^2+([.I46]/[.H46])^2+([.G46]/[.F46])^2)" office:value-type="float" office:value="0.00318651827780284">
            <text:p>0,003</text:p>
          </table:table-cell>
          <table:table-cell/>
          <table:table-cell table:formula="of:=[.H46]+[.F46]" office:value-type="float" office:value="76.9358688927543">
            <text:p>76,9358688928</text:p>
          </table:table-cell>
          <table:table-cell table:number-columns-repeated="3"/>
          <table:table-cell table:formula="of:=[.J29]" office:value-type="float" office:value="2.77551020408163">
            <text:p>2,7755102041</text:p>
          </table:table-cell>
          <table:table-cell table:formula="of:=[.Q46]-[.Q59]" office:value-type="float" office:value="0.0168301071260082">
            <text:p>0,0168301071</text:p>
          </table:table-cell>
          <table:table-cell table:formula="of:=[.R46]^2" office:value-type="float" office:value="0.000283252505872912">
            <text:p>0,0002832525</text:p>
          </table:table-cell>
          <table:table-cell table:number-columns-repeated="2"/>
          <table:table-cell table:formula="of:=[.P28]" office:value-type="float" office:value="2.73825503355705">
            <text:p>2,7382550336</text:p>
          </table:table-cell>
          <table:table-cell table:formula="of:=[.V46]-[.V57]" office:value-type="float" office:value="-0.00326922365167048">
            <text:p>-0,0032692237</text:p>
          </table:table-cell>
          <table:table-cell table:formula="of:=[.W46]^2" office:value-type="float" office:value="0.0000106878232846417">
            <text:p>1,06878232846417E-005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35.8">
            <text:p>35,8</text:p>
          </table:table-cell>
          <table:table-cell office:value-type="float" office:value="23.7">
            <text:p>23,7</text:p>
          </table:table-cell>
          <table:table-cell table:style-name="ce2" table:formula="of:=1/2*[.U71]*([.D47]-[.S71])" office:value-type="float" office:value="46.7610453244335">
            <text:p>46,76</text:p>
          </table:table-cell>
          <table:table-cell table:style-name="ce2" table:formula="of:=[.F47]*SQRT(([.X55]/[.U71])^2+(0.1^2+[.V29]^2)/([.D47]-[.S71])^2)" office:value-type="float" office:value="0.145830286610982">
            <text:p>0,15</text:p>
          </table:table-cell>
          <table:table-cell table:style-name="ce2" table:formula="of:=1/2*[.V71]*([.E47]-[.T71])" office:value-type="float" office:value="30.1748235683208">
            <text:p>30,17</text:p>
          </table:table-cell>
          <table:table-cell table:style-name="ce2" table:formula="of:=[.H47]*SQRT(([.X55]/[.U71])^2+(0.1^2+[.V29]^2)/([.E47]-[.S71])^2)" office:value-type="float" office:value="0.14151818589976">
            <text:p>0,14</text:p>
          </table:table-cell>
          <table:table-cell table:style-name="ce2" table:formula="of:=77.54-[.H47]-[.F47]" office:value-type="float" office:value="0.604131107245749">
            <text:p>0,60</text:p>
          </table:table-cell>
          <table:table-cell table:style-name="ce10" table:formula="of:=[.J47]*SQRT((0.0046/77.54)^2+([.I47]/[.H47])^2+([.G47]/[.F47])^2)" office:value-type="float" office:value="0.00340276102799588">
            <text:p>0,003</text:p>
          </table:table-cell>
          <table:table-cell/>
          <table:table-cell table:formula="of:=[.H47]+[.F47]" office:value-type="float" office:value="76.9358688927543">
            <text:p>76,9358688928</text:p>
          </table:table-cell>
          <table:table-cell table:number-columns-repeated="3"/>
          <table:table-cell table:formula="of:=[.I31]" office:value-type="float" office:value="2.7617747440273">
            <text:p>2,761774744</text:p>
          </table:table-cell>
          <table:table-cell table:formula="of:=[.Q47]-[.Q60]" office:value-type="float" office:value="0.00309464707168017">
            <text:p>0,0030946471</text:p>
          </table:table-cell>
          <table:table-cell table:formula="of:=[.R47]^2" office:value-type="float" office:value="0.00000957684049825864">
            <text:p>9,57684049825864E-006</text:p>
          </table:table-cell>
          <table:table-cell table:number-columns-repeated="2"/>
          <table:table-cell table:formula="of:=[.P30]" office:value-type="float" office:value="2.73825503355705">
            <text:p>2,7382550336</text:p>
          </table:table-cell>
          <table:table-cell table:formula="of:=[.V47]-[.V58]" office:value-type="float" office:value="-0.00326922365167093">
            <text:p>-0,0032692237</text:p>
          </table:table-cell>
          <table:table-cell table:formula="of:=[.W47]^2" office:value-type="float" office:value="0.0000106878232846446">
            <text:p>1,06878232846446E-00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1.6">
            <text:p>41,6</text:p>
          </table:table-cell>
          <table:table-cell office:value-type="float" office:value="17.7">
            <text:p>17,7</text:p>
          </table:table-cell>
          <table:table-cell table:style-name="ce2" table:formula="of:=1/2*[.U72]*([.D48]-[.S72])" office:value-type="float" office:value="54.7114656703388">
            <text:p>54,71</text:p>
          </table:table-cell>
          <table:table-cell table:style-name="ce2" table:formula="of:=[.F48]*SQRT(([.X55]/[.U72])^2+(0.1^2+[.V29]^2)/([.D48]-[.S72])^2)" office:value-type="float" office:value="0.148491851302275">
            <text:p>0,15</text:p>
          </table:table-cell>
          <table:table-cell table:style-name="ce2" table:formula="of:=1/2*[.V72]*([.E48]-[.T72])" office:value-type="float" office:value="21.9502507966946">
            <text:p>21,95</text:p>
          </table:table-cell>
          <table:table-cell table:style-name="ce2" table:formula="of:=[.H48]*SQRT(([.X55]/[.U72])^2+(0.1^2+[.V29]^2)/([.E48]-[.S72])^2)" office:value-type="float" office:value="0.14003971160039">
            <text:p>0,14</text:p>
          </table:table-cell>
          <table:table-cell table:style-name="ce2" table:formula="of:=77.54-[.H48]-[.F48]" office:value-type="float" office:value="0.878283532966599">
            <text:p>0,88</text:p>
          </table:table-cell>
          <table:table-cell table:style-name="ce10" table:formula="of:=[.J48]*SQRT((0.0046/77.54)^2+([.I48]/[.H48])^2+([.G48]/[.F48])^2)" office:value-type="float" office:value="0.0060895220932502">
            <text:p>0,006</text:p>
          </table:table-cell>
          <table:table-cell/>
          <table:table-cell table:formula="of:=[.H48]+[.F48]" office:value-type="float" office:value="76.6617164670334">
            <text:p>76,661716467</text:p>
          </table:table-cell>
          <table:table-cell table:number-columns-repeated="3"/>
          <table:table-cell table:formula="of:=[.J31]" office:value-type="float" office:value="2.77551020408163">
            <text:p>2,7755102041</text:p>
          </table:table-cell>
          <table:table-cell table:formula="of:=[.Q48]-[.Q61]" office:value-type="float" office:value="0.0168301071260082">
            <text:p>0,0168301071</text:p>
          </table:table-cell>
          <table:table-cell table:formula="of:=[.R48]^2" office:value-type="float" office:value="0.000283252505872912">
            <text:p>0,0002832525</text:p>
          </table:table-cell>
          <table:table-cell table:number-columns-repeated="2"/>
          <table:table-cell table:formula="of:=[.P32]" office:value-type="float" office:value="2.74747474747475">
            <text:p>2,7474747475</text:p>
          </table:table-cell>
          <table:table-cell table:formula="of:=[.V48]-[.V59]" office:value-type="float" office:value="0.00595049026602945">
            <text:p>0,0059504903</text:p>
          </table:table-cell>
          <table:table-cell table:formula="of:=[.W48]^2" office:value-type="float" office:value="0.0000354083344061112">
            <text:p>3,54083344061112E-005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47.4">
            <text:p>47,4</text:p>
          </table:table-cell>
          <table:table-cell office:value-type="float" office:value="11.8">
            <text:p>11,8</text:p>
          </table:table-cell>
          <table:table-cell table:style-name="ce2" table:formula="of:=1/2*[.U73]*([.D49]-[.S73])" office:value-type="float" office:value="62.6618860162441">
            <text:p>62,66</text:p>
          </table:table-cell>
          <table:table-cell table:style-name="ce2" table:formula="of:=[.F49]*SQRT(([.X55]/[.U73])^2+(0.1^2+[.V29]^2)/([.D49]-[.S73])^2)" office:value-type="float" office:value="0.151512178314884">
            <text:p>0,15</text:p>
          </table:table-cell>
          <table:table-cell table:style-name="ce2" table:formula="of:=1/2*[.V73]*([.E49]-[.T73])" office:value-type="float" office:value="13.8627542379289">
            <text:p>13,86</text:p>
          </table:table-cell>
          <table:table-cell table:style-name="ce2" table:formula="of:=[.H49]*SQRT(([.X55]/[.U73])^2+(0.1^2+[.V29]^2)/([.E49]-[.S73])^2)" office:value-type="float" office:value="0.139031943511234">
            <text:p>0,14</text:p>
          </table:table-cell>
          <table:table-cell table:style-name="ce2" table:formula="of:=77.54-[.H49]-[.F49]" office:value-type="float" office:value="1.01535974582704">
            <text:p>1,02</text:p>
          </table:table-cell>
          <table:table-cell table:style-name="ce10" table:formula="of:=[.J49]*SQRT((0.0046/77.54)^2+([.I49]/[.H49])^2+([.G49]/[.F49])^2)" office:value-type="float" office:value="0.0104751570681001">
            <text:p>0,010</text:p>
          </table:table-cell>
          <table:table-cell/>
          <table:table-cell table:formula="of:=[.H49]+[.F49]" office:value-type="float" office:value="76.524640254173">
            <text:p>76,5246402542</text:p>
          </table:table-cell>
          <table:table-cell table:number-columns-repeated="3"/>
          <table:table-cell table:formula="of:=[.K27]" office:value-type="float" office:value="2.74794520547945">
            <text:p>2,7479452055</text:p>
          </table:table-cell>
          <table:table-cell table:formula="of:=[.Q49]-[.Q62]" office:value-type="float" office:value="-0.0107348914761709">
            <text:p>-0,0107348915</text:p>
          </table:table-cell>
          <table:table-cell table:formula="of:=[.R49]^2" office:value-type="float" office:value="0.000115237895005167">
            <text:p>0,0001152379</text:p>
          </table:table-cell>
          <table:table-cell table:number-columns-repeated="2"/>
          <table:table-cell table:formula="of:=[.Q28]" office:value-type="float" office:value="2.73856655290102">
            <text:p>2,7385665529</text:p>
          </table:table-cell>
          <table:table-cell table:formula="of:=[.V49]-[.V60]" office:value-type="float" office:value="-0.00295770430769249">
            <text:p>-0,0029577043</text:p>
          </table:table-cell>
          <table:table-cell table:formula="of:=[.W49]^2" office:value-type="float" office:value="0.0000087480147717427">
            <text:p>0,00000874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2" table:number-columns-repeated="2"/>
          <table:table-cell table:style-name="ce2" table:formula="of:=1/2*[.V74]*([.E50]-[.T74])" office:value-type="float" office:value="5.91233389202362">
            <text:p>5,91</text:p>
          </table:table-cell>
          <table:table-cell table:style-name="ce2" table:formula="of:=[.H50]*SQRT(([.X55]/[.U74])^2+(0.1^2+[.V29]^2)/([.E50]-[.S74])^2)" office:value-type="float" office:value="0.138481838729815">
            <text:p>0,14</text:p>
          </table:table-cell>
          <table:table-cell table:style-name="ce2"/>
          <table:table-cell table:style-name="ce10"/>
          <table:table-cell table:number-columns-repeated="5"/>
          <table:table-cell table:formula="of:=[.K31]" office:value-type="float" office:value="2.74794520547945">
            <text:p>2,7479452055</text:p>
          </table:table-cell>
          <table:table-cell table:formula="of:=[.Q50]-[.Q63]" office:value-type="float" office:value="-0.0107348914761709">
            <text:p>-0,0107348915</text:p>
          </table:table-cell>
          <table:table-cell table:formula="of:=[.R50]^2" office:value-type="float" office:value="0.000115237895005167">
            <text:p>0,0001152379</text:p>
          </table:table-cell>
          <table:table-cell table:number-columns-repeated="2"/>
          <table:table-cell table:formula="of:=[.Q30]" office:value-type="float" office:value="2.7573883161512">
            <text:p>2,7573883162</text:p>
          </table:table-cell>
          <table:table-cell table:formula="of:=[.V50]-[.V61]" office:value-type="float" office:value="0.0158640589424874">
            <text:p>0,0158640589</text:p>
          </table:table-cell>
          <table:table-cell table:formula="of:=[.W50]^2" office:value-type="float" office:value="0.000251668366130716">
            <text:p>0,0002516684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12.8">
            <text:p>12,8</text:p>
          </table:table-cell>
          <table:table-cell office:value-type="float" office:value="41.3">
            <text:p>41,3</text:p>
          </table:table-cell>
          <table:table-cell table:style-name="ce2" table:formula="of:=1/2*[.U75]*([.D51]-[.S75])" office:value-type="float" office:value="15.2335163665333">
            <text:p>15,23</text:p>
          </table:table-cell>
          <table:table-cell table:style-name="ce2" table:formula="of:=[.F51]*SQRT(([.X55]/[.U75])^2+(0.1^2+[.V29]^2)/([.D51]-[.S75])^2)" office:value-type="float" office:value="0.139171149823153">
            <text:p>0,14</text:p>
          </table:table-cell>
          <table:table-cell table:style-name="ce2" table:formula="of:=1/2*[.V75]*([.E51]-[.T75])" office:value-type="float" office:value="54.3002370317575">
            <text:p>54,30</text:p>
          </table:table-cell>
          <table:table-cell table:style-name="ce2" table:formula="of:=[.H51]*SQRT(([.X55]/[.U75])^2+(0.1^2+[.V29]^2)/([.E51]-[.S75])^2)" office:value-type="float" office:value="0.148345208817392">
            <text:p>0,15</text:p>
          </table:table-cell>
          <table:table-cell table:style-name="ce2" table:formula="of:=77.54-[.H51]-[.F51]" office:value-type="float" office:value="8.00624660170928">
            <text:p>8,01</text:p>
          </table:table-cell>
          <table:table-cell table:style-name="ce10" table:formula="of:=[.J51]*SQRT((0.0046/77.54)^2+([.I51]/[.H51])^2+([.G51]/[.F51])^2)" office:value-type="float" office:value="0.0763456919408172">
            <text:p>0,076</text:p>
          </table:table-cell>
          <table:table-cell/>
          <table:table-cell table:formula="of:=[.H51]+[.F51]" office:value-type="float" office:value="69.5337533982907">
            <text:p>69,5337533983</text:p>
          </table:table-cell>
          <table:table-cell table:number-columns-repeated="3"/>
          <table:table-cell table:formula="of:=[.K29]" office:value-type="float" office:value="2.76689655172414">
            <text:p>2,7668965517</text:p>
          </table:table-cell>
          <table:table-cell table:formula="of:=[.Q51]-[.Q64]" office:value-type="float" office:value="0.00821645476851529">
            <text:p>0,0082164548</text:p>
          </table:table-cell>
          <table:table-cell table:formula="of:=[.R51]^2" office:value-type="float" office:value="0.0000675101289630577">
            <text:p>6,75101289630577E-005</text:p>
          </table:table-cell>
          <table:table-cell table:number-columns-repeated="2"/>
          <table:table-cell table:formula="of:=[.Q32]" office:value-type="float" office:value="2.72925170068027">
            <text:p>2,7292517007</text:p>
          </table:table-cell>
          <table:table-cell table:formula="of:=[.V51]-[.V62]" office:value-type="float" office:value="-0.0122725565284436">
            <text:p>-0,0122725565</text:p>
          </table:table-cell>
          <table:table-cell table:formula="of:=[.W51]^2" office:value-type="float" office:value="0.000150615643743844">
            <text:p>0,0001506156</text:p>
          </table:table-cell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21"/>
          <table:table-cell table:formula="of:=AVERAGE([.V43:.V51])" office:value-type="float" office:value="2.74152425720872">
            <text:p>2,7415242572</text:p>
          </table:table-cell>
          <table:table-cell/>
          <table:table-cell table:formula="of:=1/72*SUM([.X43:.X51])" office:value-type="float" office:value="0.00000729802998860833">
            <text:p>0,000007298</text:p>
          </table:table-cell>
        </table:table-row>
        <table:table-row table:style-name="ro2">
          <table:table-cell table:number-columns-repeated="21"/>
          <table:table-cell table:formula="of:=[.V54]" office:value-type="float" office:value="2.74152425720872">
            <text:p>2,7415242572</text:p>
          </table:table-cell>
          <table:table-cell/>
          <table:table-cell table:formula="of:=SQRT([.X54])" office:value-type="float" office:value="0.00270148662565787">
            <text:p>0,0027014866</text:p>
          </table:table-cell>
        </table:table-row>
        <table:table-row table:style-name="ro2">
          <table:table-cell table:number-columns-repeated="16"/>
          <table:table-cell table:formula="of:=AVERAGE([.Q43:.Q52])" office:value-type="float" office:value="2.75868009695562">
            <text:p>2,758680097</text:p>
          </table:table-cell>
          <table:table-cell table:number-columns-repeated="4"/>
          <table:table-cell table:formula="of:=[.V5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[.Q56]" office:value-type="float" office:value="2.75868009695562">
            <text:p>2,758680097</text:p>
          </table:table-cell>
          <table:table-cell table:number-columns-repeated="4"/>
          <table:table-cell table:formula="of:=[.V56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[.Q57]" office:value-type="float" office:value="2.75868009695562">
            <text:p>2,758680097</text:p>
          </table:table-cell>
          <table:table-cell table:number-columns-repeated="4"/>
          <table:table-cell table:formula="of:=[.V57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2">
            <text:p>11,2</text:p>
          </table:table-cell>
          <table:table-cell office:value-type="string">
            <text:p>lage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9"/>
          <table:table-cell table:formula="of:=[.Q58]" office:value-type="float" office:value="2.75868009695562">
            <text:p>2,758680097</text:p>
          </table:table-cell>
          <table:table-cell table:number-columns-repeated="4"/>
          <table:table-cell table:formula="of:=[.V58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.8">
            <text:p>2,8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style-name="ce2" table:formula="of:=[.C60]*[.H60]" office:value-type="float" office:value="19.385">
            <text:p>19,39</text:p>
          </table:table-cell>
          <table:table-cell table:style-name="ce2" table:formula="of:=[.D60]*[.H60]" office:value-type="float" office:value="1.38464285714286">
            <text:p>1,3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59]" office:value-type="float" office:value="2.75868009695562">
            <text:p>2,758680097</text:p>
          </table:table-cell>
          <table:table-cell table:number-columns-repeated="4"/>
          <table:table-cell table:formula="of:=[.V59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.3">
            <text:p>2,3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table:style-name="ce2" table:formula="of:=[.C61]*[.H61]" office:value-type="float" office:value="15.9233928571429">
            <text:p>15,92</text:p>
          </table:table-cell>
          <table:table-cell table:style-name="ce2" table:formula="of:=[.D61]*[.H61]" office:value-type="float" office:value="1.38464285714286">
            <text:p>1,3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0]" office:value-type="float" office:value="2.75868009695562">
            <text:p>2,758680097</text:p>
          </table:table-cell>
          <table:table-cell table:number-columns-repeated="4"/>
          <table:table-cell table:formula="of:=[.V60]" office:value-type="float" office:value="2.74152425720872">
            <text:p>2,7415242572</text:p>
          </table:table-cell>
          <table:table-cell table:formula="of:=[.V61]" office:value-type="float" office:value="2.74152425720872">
            <text:p>2,7415242572</text:p>
          </table:table-cell>
          <table:table-cell table:formula="of:=[.W61]" office:value-type="float" office:value="2.74152425720872">
            <text:p>2,7415242572</text:p>
          </table:table-cell>
        </table:table-row>
        <table:table-row table:style-name="ro2">
          <table:table-cell table:number-columns-repeated="2"/>
          <table:table-cell office:value-type="float" office:value="8.5">
            <text:p>8,5</text:p>
          </table:table-cell>
          <table:table-cell office:value-type="float" office:value="0.21">
            <text:p>0,21</text:p>
          </table:table-cell>
          <table:table-cell office:value-type="float" office:value="3">
            <text:p>3</text:p>
          </table:table-cell>
          <table:table-cell table:style-name="ce2" table:formula="of:=[.C62]*[.H62]" office:value-type="float" office:value="58.8473214285714">
            <text:p>58,85</text:p>
          </table:table-cell>
          <table:table-cell table:style-name="ce2" table:formula="of:=[.D62]*[.H62]" office:value-type="float" office:value="1.453875">
            <text:p>1,4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1]" office:value-type="float" office:value="2.75868009695562">
            <text:p>2,758680097</text:p>
          </table:table-cell>
          <table:table-cell table:number-columns-repeated="4"/>
          <table:table-cell table:formula="of:=[.V61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.4">
            <text:p>7,4</text:p>
          </table:table-cell>
          <table:table-cell office:value-type="float" office:value="0.23">
            <text:p>0,23</text:p>
          </table:table-cell>
          <table:table-cell office:value-type="float" office:value="4">
            <text:p>4</text:p>
          </table:table-cell>
          <table:table-cell table:style-name="ce2" table:formula="of:=[.C63]*[.H63]" office:value-type="float" office:value="51.2317857142857">
            <text:p>51,23</text:p>
          </table:table-cell>
          <table:table-cell table:style-name="ce2" table:formula="of:=[.D63]*[.H63]" office:value-type="float" office:value="1.59233928571429">
            <text:p>1,59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2]" office:value-type="float" office:value="2.75868009695562">
            <text:p>2,75868009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4">
            <text:p>6,4</text:p>
          </table:table-cell>
          <table:table-cell office:value-type="float" office:value="0.31">
            <text:p>0,31</text:p>
          </table:table-cell>
          <table:table-cell office:value-type="float" office:value="5">
            <text:p>5</text:p>
          </table:table-cell>
          <table:table-cell table:style-name="ce2" table:formula="of:=[.C64]*[.H64]" office:value-type="float" office:value="44.3085714285714">
            <text:p>44,31</text:p>
          </table:table-cell>
          <table:table-cell table:style-name="ce2" table:formula="of:=[.D64]*[.H64]" office:value-type="float" office:value="2.14619642857143">
            <text:p>2,1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3]" office:value-type="float" office:value="2.75868009695562">
            <text:p>2,758680097</text:p>
          </table:table-cell>
          <table:table-cell/>
          <table:table-cell office:value-type="string">
            <text:p>t_f</text:p>
          </table:table-cell>
          <table:table-cell/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.3">
            <text:p>5,3</text:p>
          </table:table-cell>
          <table:table-cell office:value-type="float" office:value="0.31">
            <text:p>0,31</text:p>
          </table:table-cell>
          <table:table-cell office:value-type="float" office:value="6">
            <text:p>6</text:p>
          </table:table-cell>
          <table:table-cell table:style-name="ce2" table:formula="of:=[.C65]*[.H65]" office:value-type="float" office:value="36.6930357142857">
            <text:p>36,69</text:p>
          </table:table-cell>
          <table:table-cell table:style-name="ce2" table:formula="of:=[.D65]*[.H65]" office:value-type="float" office:value="2.14619642857143">
            <text:p>2,1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4]" office:value-type="float" office:value="2.75868009695562">
            <text:p>2,758680097</text:p>
          </table:table-cell>
          <table:table-cell/>
          <table:table-cell table:formula="of:=[.V25]" office:value-type="float" office:value="1.68682722651284">
            <text:p>1,6868272265</text:p>
          </table:table-cell>
          <table:table-cell table:formula="of:=[.S65]" office:value-type="float" office:value="1.68682722651284">
            <text:p>1,6868272265</text:p>
          </table:table-cell>
          <table:table-cell table:formula="of:=[.V61]" office:value-type="float" office:value="2.74152425720872">
            <text:p>2,7415242572</text:p>
          </table:table-cell>
          <table:table-cell table:formula="of:=[.U6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.2">
            <text:p>4,2</text:p>
          </table:table-cell>
          <table:table-cell office:value-type="float" office:value="0.3">
            <text:p>0,3</text:p>
          </table:table-cell>
          <table:table-cell office:value-type="float" office:value="7">
            <text:p>7</text:p>
          </table:table-cell>
          <table:table-cell table:style-name="ce2" table:formula="of:=[.C66]*[.H66]" office:value-type="float" office:value="29.0775">
            <text:p>29,08</text:p>
          </table:table-cell>
          <table:table-cell table:style-name="ce2" table:formula="of:=[.D66]*[.H66]" office:value-type="float" office:value="2.07696428571429">
            <text:p>2,0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5]" office:value-type="float" office:value="2.75868009695562">
            <text:p>2,758680097</text:p>
          </table:table-cell>
          <table:table-cell/>
          <table:table-cell table:formula="of:=[.S65]" office:value-type="float" office:value="1.68682722651284">
            <text:p>1,6868272265</text:p>
          </table:table-cell>
          <table:table-cell table:formula="of:=[.T65]" office:value-type="float" office:value="1.68682722651284">
            <text:p>1,6868272265</text:p>
          </table:table-cell>
          <table:table-cell table:formula="of:=[.U65]" office:value-type="float" office:value="2.74152425720872">
            <text:p>2,7415242572</text:p>
          </table:table-cell>
          <table:table-cell table:formula="of:=[.V6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0.34">
            <text:p>0,34</text:p>
          </table:table-cell>
          <table:table-cell office:value-type="float" office:value="8">
            <text:p>8</text:p>
          </table:table-cell>
          <table:table-cell table:style-name="ce2" table:formula="of:=[.C67]*[.H67]" office:value-type="float" office:value="20.7696428571429">
            <text:p>20,77</text:p>
          </table:table-cell>
          <table:table-cell table:style-name="ce2" table:formula="of:=[.D67]*[.H67]" office:value-type="float" office:value="2.35389285714286">
            <text:p>2,3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6]" office:value-type="float" office:value="2.75868009695562">
            <text:p>2,758680097</text:p>
          </table:table-cell>
          <table:table-cell/>
          <table:table-cell table:formula="of:=[.S66]" office:value-type="float" office:value="1.68682722651284">
            <text:p>1,6868272265</text:p>
          </table:table-cell>
          <table:table-cell table:formula="of:=[.T66]" office:value-type="float" office:value="1.68682722651284">
            <text:p>1,6868272265</text:p>
          </table:table-cell>
          <table:table-cell table:formula="of:=[.U66]" office:value-type="float" office:value="2.74152425720872">
            <text:p>2,7415242572</text:p>
          </table:table-cell>
          <table:table-cell table:formula="of:=[.V66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.8">
            <text:p>1,8</text:p>
          </table:table-cell>
          <table:table-cell office:value-type="float" office:value="0.37">
            <text:p>0,37</text:p>
          </table:table-cell>
          <table:table-cell office:value-type="float" office:value="9">
            <text:p>9</text:p>
          </table:table-cell>
          <table:table-cell table:style-name="ce2" table:formula="of:=[.C68]*[.H68]" office:value-type="float" office:value="12.4617857142857">
            <text:p>12,46</text:p>
          </table:table-cell>
          <table:table-cell table:style-name="ce2" table:formula="of:=[.D68]*[.H68]" office:value-type="float" office:value="2.56158928571429">
            <text:p>2,56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7]" office:value-type="float" office:value="1.68682722651284">
            <text:p>1,6868272265</text:p>
          </table:table-cell>
          <table:table-cell table:formula="of:=[.T67]" office:value-type="float" office:value="1.68682722651284">
            <text:p>1,6868272265</text:p>
          </table:table-cell>
          <table:table-cell table:formula="of:=[.U67]" office:value-type="float" office:value="2.74152425720872">
            <text:p>2,7415242572</text:p>
          </table:table-cell>
          <table:table-cell table:formula="of:=[.V67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7">
            <text:p>0,7</text:p>
          </table:table-cell>
          <table:table-cell office:value-type="float" office:value="0.19">
            <text:p>0,19</text:p>
          </table:table-cell>
          <table:table-cell office:value-type="float" office:value="10">
            <text:p>10</text:p>
          </table:table-cell>
          <table:table-cell table:style-name="ce2" table:formula="of:=[.C69]*[.H69]" office:value-type="float" office:value="4.84625">
            <text:p>4,85</text:p>
          </table:table-cell>
          <table:table-cell table:style-name="ce2" table:formula="of:=[.D69]*[.H69]" office:value-type="float" office:value="1.31541071428571">
            <text:p>1,32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8]" office:value-type="float" office:value="1.68682722651284">
            <text:p>1,6868272265</text:p>
          </table:table-cell>
          <table:table-cell table:formula="of:=[.T68]" office:value-type="float" office:value="1.68682722651284">
            <text:p>1,6868272265</text:p>
          </table:table-cell>
          <table:table-cell table:formula="of:=[.U68]" office:value-type="float" office:value="2.74152425720872">
            <text:p>2,7415242572</text:p>
          </table:table-cell>
          <table:table-cell table:formula="of:=[.V68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.6">
            <text:p>7,6</text:p>
          </table:table-cell>
          <table:table-cell office:value-type="float" office:value="0.24">
            <text:p>0,24</text:p>
          </table:table-cell>
          <table:table-cell office:value-type="float" office:value="11">
            <text:p>11</text:p>
          </table:table-cell>
          <table:table-cell table:style-name="ce2" table:formula="of:=[.C70]*[.H70]" office:value-type="float" office:value="52.6164285714286">
            <text:p>52,62</text:p>
          </table:table-cell>
          <table:table-cell table:style-name="ce2" table:formula="of:=[.D70]*[.H70]" office:value-type="float" office:value="1.66157142857143">
            <text:p>1,66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9]" office:value-type="float" office:value="1.68682722651284">
            <text:p>1,6868272265</text:p>
          </table:table-cell>
          <table:table-cell table:formula="of:=[.T69]" office:value-type="float" office:value="1.68682722651284">
            <text:p>1,6868272265</text:p>
          </table:table-cell>
          <table:table-cell table:formula="of:=[.U69]" office:value-type="float" office:value="2.74152425720872">
            <text:p>2,7415242572</text:p>
          </table:table-cell>
          <table:table-cell table:formula="of:=[.V69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office:value-type="string">
            <text:p>auge</text:p>
          </table:table-cell>
          <table:table-cell table:number-columns-repeated="17"/>
          <table:table-cell table:formula="of:=[.S70]" office:value-type="float" office:value="1.68682722651284">
            <text:p>1,6868272265</text:p>
          </table:table-cell>
          <table:table-cell table:formula="of:=[.T70]" office:value-type="float" office:value="1.68682722651284">
            <text:p>1,6868272265</text:p>
          </table:table-cell>
          <table:table-cell table:formula="of:=[.U70]" office:value-type="float" office:value="2.74152425720872">
            <text:p>2,7415242572</text:p>
          </table:table-cell>
          <table:table-cell table:formula="of:=[.V70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8"/>
          <table:table-cell table:formula="of:=[.S71]" office:value-type="float" office:value="1.68682722651284">
            <text:p>1,6868272265</text:p>
          </table:table-cell>
          <table:table-cell table:formula="of:=[.T71]" office:value-type="float" office:value="1.68682722651284">
            <text:p>1,6868272265</text:p>
          </table:table-cell>
          <table:table-cell table:formula="of:=[.U71]" office:value-type="float" office:value="2.74152425720872">
            <text:p>2,7415242572</text:p>
          </table:table-cell>
          <table:table-cell table:formula="of:=[.V71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</text:p>
          </table:table-cell>
          <table:table-cell table:number-columns-repeated="15"/>
          <table:table-cell table:formula="of:=[.S72]" office:value-type="float" office:value="1.68682722651284">
            <text:p>1,6868272265</text:p>
          </table:table-cell>
          <table:table-cell table:formula="of:=[.T72]" office:value-type="float" office:value="1.68682722651284">
            <text:p>1,6868272265</text:p>
          </table:table-cell>
          <table:table-cell table:formula="of:=[.U72]" office:value-type="float" office:value="2.74152425720872">
            <text:p>2,7415242572</text:p>
          </table:table-cell>
          <table:table-cell table:formula="of:=[.V72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Iris</text:p>
          </table:table-cell>
          <table:table-cell office:value-type="float" office:value="11.3">
            <text:p>11,3</text:p>
          </table:table-cell>
          <table:table-cell office:value-type="string">
            <text:p>Hornhaut-Iris</text:p>
          </table:table-cell>
          <table:table-cell table:style-name="ce1" table:formula="of:=[.C74]-[.V32]" office:value-type="float" office:value="10.3798394401538">
            <text:p>10,4</text:p>
          </table:table-cell>
          <table:table-cell table:number-columns-repeated="13"/>
          <table:table-cell table:formula="of:=[.S73]" office:value-type="float" office:value="1.68682722651284">
            <text:p>1,6868272265</text:p>
          </table:table-cell>
          <table:table-cell table:formula="of:=[.T73]" office:value-type="float" office:value="1.68682722651284">
            <text:p>1,6868272265</text:p>
          </table:table-cell>
          <table:table-cell table:formula="of:=[.U73]" office:value-type="float" office:value="2.74152425720872">
            <text:p>2,7415242572</text:p>
          </table:table-cell>
          <table:table-cell table:formula="of:=[.V73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Linse (außen)</text:p>
          </table:table-cell>
          <table:table-cell office:value-type="float" office:value="16.9">
            <text:p>16,9</text:p>
          </table:table-cell>
          <table:table-cell office:value-type="string">
            <text:p>Iris-Linse (außen)</text:p>
          </table:table-cell>
          <table:table-cell table:style-name="ce1" table:formula="of:=[.C75]-[.E74]" office:value-type="float" office:value="6.52016055984617">
            <text:p>6,5</text:p>
          </table:table-cell>
          <table:table-cell table:number-columns-repeated="13"/>
          <table:table-cell table:formula="of:=[.S74]" office:value-type="float" office:value="1.68682722651284">
            <text:p>1,6868272265</text:p>
          </table:table-cell>
          <table:table-cell table:formula="of:=[.T74]" office:value-type="float" office:value="1.68682722651284">
            <text:p>1,6868272265</text:p>
          </table:table-cell>
          <table:table-cell table:formula="of:=[.U74]" office:value-type="float" office:value="2.74152425720872">
            <text:p>2,7415242572</text:p>
          </table:table-cell>
          <table:table-cell table:formula="of:=[.V74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Linse (innen)</text:p>
          </table:table-cell>
          <table:table-cell office:value-type="float" office:value="23">
            <text:p>23</text:p>
          </table:table-cell>
          <table:table-cell office:value-type="string">
            <text:p>Linse (außen)-Linse (innen)</text:p>
          </table:table-cell>
          <table:table-cell table:style-name="ce1" table:formula="of:=[.C76]-[.E75]-[.E74]" office:value-type="float" office:value="6.1">
            <text:p>6,1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ornhaut-Retina</text:p>
          </table:table-cell>
          <table:table-cell office:value-type="float" office:value="72.9">
            <text:p>72,9</text:p>
          </table:table-cell>
          <table:table-cell office:value-type="string">
            <text:p>Linse (innen)-Retina</text:p>
          </table:table-cell>
          <table:table-cell table:style-name="ce1" table:formula="of:=[.C77]-[.E76]-[.E75]-[.E74]" office:value-type="float" office:value="49.9">
            <text:p>49,9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2"/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ch</text:p>
          </table:table-cell>
          <table:table-cell office:value-type="string">
            <text:p>cl</text:p>
          </table:table-cell>
          <table:table-cell office:value-type="string">
            <text:p>cg</text:p>
          </table:table-cell>
          <table:table-cell table:number-columns-repeated="17"/>
        </table:table-row>
        <table:table-row table:style-name="ro2">
          <table:table-cell table:number-columns-repeated="4"/>
          <table:table-cell office:value-type="float" office:value="1.64">
            <text:p>1,64</text:p>
          </table:table-cell>
          <table:table-cell office:value-type="float" office:value="2.5">
            <text:p>2,5</text:p>
          </table:table-cell>
          <table:table-cell office:value-type="float" office:value="1.41">
            <text:p>1,41</text:p>
          </table:table-cell>
          <table:table-cell table:number-columns-repeated="17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3"/>
          <table:table-cell office:value-type="string">
            <text:p>Hornhaut-Iris</text:p>
          </table:table-cell>
          <table:table-cell table:style-name="ce2" table:formula="of:=0.5*[.E80]*[.E74]/3" office:value-type="float" office:value="2.83715611364205">
            <text:p>2,84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Iris-Linse (außen)</text:p>
          </table:table-cell>
          <table:table-cell table:style-name="ce2" table:formula="of:=0.5/3*[.G80]*[.E75]" office:value-type="float" office:value="1.53223773156385">
            <text:p>1,53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Linse (außen)-Linse (innen)</text:p>
          </table:table-cell>
          <table:table-cell table:style-name="ce2" table:formula="of:=0.5/3*[.E76]*[.F80]" office:value-type="float" office:value="2.54166666666667">
            <text:p>2,54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Linse (innen)-Retina</text:p>
          </table:table-cell>
          <table:table-cell table:style-name="ce2" table:formula="of:=[.E77]*[.G80]*0.5/3" office:value-type="float" office:value="11.7265">
            <text:p>11,73</text:p>
          </table:table-cell>
          <table:table-cell table:number-columns-repeated="19"/>
        </table:table-row>
        <table:table-row table:style-name="ro2">
          <table:table-cell table:number-columns-repeated="4"/>
          <table:table-cell table:formula="of:=SUM([.E82:.E85])" office:value-type="float" office:value="18.6375605118726">
            <text:p>18,6375605119</text:p>
          </table:table-cell>
          <table:table-cell table:number-columns-repeated="19"/>
        </table:table-row>
        <table:table-row table:style-name="ro2" table:number-rows-repeated="10">
          <table:table-cell table:number-columns-repeated="24"/>
        </table:table-row>
        <table:table-row table:style-name="ro2">
          <table:table-cell table:number-columns-repeated="21"/>
          <table:table-cell/>
          <table:table-cell table:number-columns-repeated="2"/>
        </table:table-row>
        <table:table-row table:style-name="ro2" table:number-rows-repeated="104847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scientific-number number:decimal-places="4" number:min-integer-digits="1" number:min-exponent-digits="2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4-23T16:58:31</meta:creation-date>
    <dc:date>2013-04-29T19:22:22</dc:date>
    <dc:creator>Diman </dc:creator>
    <meta:editing-duration>PT33M55S</meta:editing-duration>
    <meta:editing-cycles>5</meta:editing-cycles>
    <meta:generator>LibreOffice/3.5$Linux_x86 LibreOffice_project/350m1$Build-2</meta:generator>
    <meta:document-statistic meta:table-count="3" meta:cell-count="625" meta:object-count="0"/>
  </office:meta>
</office:document-meta>
</file>